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Tableau1.B138" style:family="table-cell">
      <style:table-cell-properties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38" style:family="table-cell">
      <style:table-cell-properties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7aacd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a1a4a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d09eb" style:font-size-asian="15pt" style:font-size-complex="15pt"/>
    </style:style>
    <style:style style:name="P7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Traveling _Typewriter" fo:font-size="15pt" officeooo:rsid="0011845d" officeooo:paragraph-rsid="0011845d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Traveling _Typewriter" fo:font-size="15pt" officeooo:rsid="0011b8ea" officeooo:paragraph-rsid="0020769e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Traveling _Typewriter" fo:font-size="15pt" officeooo:rsid="001322ec" officeooo:paragraph-rsid="001322e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Traveling _Typewriter" fo:font-size="15pt" officeooo:rsid="0014c9a9" officeooo:paragraph-rsid="0014c9a9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Traveling _Typewriter" fo:font-size="15pt" officeooo:rsid="00162255" officeooo:paragraph-rsid="00162255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Traveling _Typewriter" fo:font-size="15pt" officeooo:rsid="00176085" officeooo:paragraph-rsid="00176085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Traveling _Typewriter" fo:font-size="15pt" officeooo:rsid="0017aacd" officeooo:paragraph-rsid="0017aacd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Traveling _Typewriter" fo:font-size="15pt" officeooo:rsid="0018da10" officeooo:paragraph-rsid="0018da10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Traveling _Typewriter" fo:font-size="15pt" officeooo:rsid="001d09eb" officeooo:paragraph-rsid="001d09eb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Traveling _Typewriter" fo:font-size="15pt" officeooo:rsid="001eabdd" officeooo:paragraph-rsid="001eabdd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Traveling _Typewriter" fo:font-size="15pt" officeooo:rsid="0020769e" officeooo:paragraph-rsid="0020769e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paragraph-rsid="00178839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paragraph-rsid="001d09eb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18da10" officeooo:paragraph-rsid="0018da10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1a78d1" officeooo:paragraph-rsid="001a78d1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20769e" officeooo:paragraph-rsid="0020769e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paragraph-rsid="001a1a4a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a1a4a" officeooo:paragraph-rsid="0011b8ea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style:font-name="Traveling _Typewriter" fo:font-size="15pt" officeooo:rsid="00220ece" officeooo:paragraph-rsid="00220ece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style:font-name="Traveling _Typewriter" fo:font-size="15pt" officeooo:rsid="0023e8ed" officeooo:paragraph-rsid="0023e8ed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style:font-name="Traveling _Typewriter" fo:font-size="15pt" officeooo:rsid="002496df" officeooo:paragraph-rsid="002496df" style:font-size-asian="15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style:font-name="Traveling _Typewriter" fo:font-size="15pt" officeooo:rsid="0025066e" officeooo:paragraph-rsid="0025066e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style:font-name="Traveling _Typewriter" fo:font-size="15pt" officeooo:rsid="0025faca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style:font-name="Traveling _Typewriter" fo:font-size="15pt" officeooo:rsid="002718c1" officeooo:paragraph-rsid="002718c1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style:font-name="Traveling _Typewriter" fo:font-size="15pt" officeooo:rsid="00281933" officeooo:paragraph-rsid="00281933" style:font-size-asian="15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style:font-name="Traveling _Typewriter" fo:font-size="15pt" officeooo:rsid="002962a7" officeooo:paragraph-rsid="002962a7" style:font-size-asian="15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font-name="Traveling _Typewriter" fo:font-size="15pt" officeooo:rsid="0029634b" officeooo:paragraph-rsid="0029634b" style:font-size-asian="15pt" style:font-size-complex="15pt"/>
    </style:style>
    <style:style style:name="P3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Traveling _Typewriter" fo:font-size="15pt" officeooo:rsid="0029634b" officeooo:paragraph-rsid="0029634b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2962a7" officeooo:paragraph-rsid="002962a7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officeooo:rsid="0011845d"/>
    </style:style>
    <style:style style:name="T3" style:family="text">
      <style:text-properties officeooo:rsid="0011b8ea"/>
    </style:style>
    <style:style style:name="T4" style:family="text">
      <style:text-properties officeooo:rsid="001db9b2"/>
    </style:style>
    <style:style style:name="T5" style:family="text">
      <style:text-properties officeooo:rsid="0025fa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3">Nuuk</text:p>
          </table:table-cell>
          <table:table-cell table:style-name="Tableau1.A2" office:value-type="string">
            <text:p text:style-name="P22">Homme moderne</text:p>
          </table:table-cell>
          <table:table-cell table:style-name="Tableau1.D2" table:number-rows-spanned="2" office:value-type="string">
            <text:p text:style-name="P24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19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19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19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19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3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3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9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21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21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19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3">Stade de foot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6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27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<text:span text:style-name="T4">ca</text:span></text:p>
          </table:table-cell>
          <table:table-cell table:style-name="Tableau1.A2" office:value-type="string">
            <text:p text:style-name="P30">Paysan</text:p>
          </table:table-cell>
          <table:table-cell table:style-name="Tableau1.D2" table:number-rows-spanned="2" office:value-type="string">
            <text:p text:style-name="P3">Plante <text:span text:style-name="T2">carnivore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1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3">Rom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2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11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12">Quartier populaire</text:p>
          </table:table-cell>
          <table:table-cell table:style-name="Tableau1.A2" office:value-type="string">
            <text:p text:style-name="P1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4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15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20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6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 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5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<text:span text:style-name="T5">â</text:span>g<text:span text:style-name="T5">a</text:span>ra</text:p>
          </table:table-cell>
          <table:table-cell table:style-name="Tableau1.A2" office:value-type="string">
            <text:p text:style-name="P34">Mineur</text:p>
          </table:table-cell>
          <table:table-cell table:style-name="Tableau1.D2" table:number-rows-spanned="2" office:value-type="string">
            <text:p text:style-name="P28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5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17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18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5">Garde</text:p>
          </table:table-cell>
          <table:table-cell table:style-name="Tableau1.D2" table:number-rows-spanned="2" office:value-type="string">
            <text:p text:style-name="P18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5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6">Employer</text:p>
          </table:table-cell>
          <table:table-cell table:style-name="Tableau1.D2" table:number-rows-spanned="2" office:value-type="string">
            <text:p text:style-name="P18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6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10">Irradié</text:p>
          </table:table-cell>
          <table:table-cell table:style-name="Tableau1.D2" table:number-rows-spanned="2" office:value-type="string">
            <text:p text:style-name="P10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8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3">Samurai</text:p>
          </table:table-cell>
          <table:table-cell table:style-name="Tableau1.D2" table:number-rows-spanned="2" office:value-type="string">
            <text:p text:style-name="P18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Yayoi</text:p>
          </table:table-cell>
          <table:table-cell table:style-name="Tableau1.A2" office:value-type="string">
            <text:p text:style-name="P8">Paysan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<text:span text:style-name="T3">Opéra de </text:span>Sydney</text:p>
          </table:table-cell>
          <table:table-cell table:style-name="Tableau1.A2" office:value-type="string">
            <text:p text:style-name="P39">Cymbaliste</text:p>
          </table:table-cell>
          <table:table-cell table:style-name="Tableau1.D2" table:number-rows-spanned="2" office:value-type="string">
            <text:p text:style-name="P25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6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6">Spatioport de Woomera</text:p>
          </table:table-cell>
          <table:table-cell table:style-name="Tableau1.A2" office:value-type="string">
            <text:p text:style-name="P34">Mécanicien</text:p>
          </table:table-cell>
          <table:table-cell table:style-name="Tableau1.D2" table:number-rows-spanned="2" office:value-type="string">
            <text:p text:style-name="P16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26"/>
          </table:table-cell>
          <table:table-cell table:style-name="Tableau1.B126" office:value-type="string">
            <text:p text:style-name="P22"/>
          </table:table-cell>
          <table:table-cell table:style-name="Tableau1.D126" table:number-rows-spanned="2" office:value-type="string">
            <text:p text:style-name="P2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7"/>
          </table:table-cell>
          <table:covered-table-cell/>
        </table:table-row>
        <table:table-row>
          <table:covered-table-cell/>
          <table:table-cell table:style-name="Tableau1.B138" table:number-rows-spanned="2" office:value-type="string">
            <text:p text:style-name="P18">Village aborigène</text:p>
          </table:table-cell>
          <table:table-cell table:style-name="Tableau1.B138" office:value-type="string">
            <text:p text:style-name="P37">Chef tribal</text:p>
          </table:table-cell>
          <table:table-cell table:style-name="Tableau1.D138" table:number-rows-spanned="2" office:value-type="string">
            <text:p text:style-name="P6">Bébé kangourou</text:p>
          </table:table-cell>
        </table:table-row>
        <table:table-row>
          <table:covered-table-cell/>
          <table:covered-table-cell/>
          <table:table-cell table:style-name="Tableau1.B138" office:value-type="string">
            <text:p text:style-name="P38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0-08T12:42:18.482000000</dc:date>
    <meta:editing-cycles>101</meta:editing-cycles>
    <meta:editing-duration>PT5H9M35S</meta:editing-duration>
    <meta:document-statistic meta:table-count="1" meta:image-count="0" meta:object-count="0" meta:page-count="6" meta:paragraph-count="248" meta:word-count="397" meta:character-count="2701" meta:non-whitespace-character-count="2551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